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56" table:style-name="ce1">
            <text:p>456</text:p>
          </table:table-cell>
          <table:table-cell office:value-type="float" office:value="789" table:style-name="ce1">
            <text:p>789</text:p>
          </table:table-cell>
          <table:table-cell table:number-columns-repeated="16381"/>
        </table:table-row>
        <table:table-row table:style-name="ro1">
          <table:table-cell office:value-type="date" office:date-value="2022-11-22T00:00:00" table:style-name="ce2">
            <text:p>22/11/2022</text:p>
          </table:table-cell>
          <table:table-cell office:value-type="date" office:date-value="2022-11-23T00:00:00" table:style-name="ce2">
            <text:p>23/11/2022</text:p>
          </table:table-cell>
          <table:table-cell office:value-type="date" office:date-value="2022-11-24T00:00:00" table:style-name="ce2">
            <text:p>24/11/2022</text:p>
          </table:table-cell>
          <table:table-cell table:number-columns-repeated="16381"/>
        </table:table-row>
        <table:table-row table:style-name="ro1">
          <table:table-cell office:value-type="currency" office:value="0.1" table:style-name="ce3">
            <text:p>0,10 €</text:p>
          </table:table-cell>
          <table:table-cell office:value-type="currency" office:value="0.2" table:style-name="ce3">
            <text:p>0,20 €</text:p>
          </table:table-cell>
          <table:table-cell office:value-type="currency" office:value="0.3" table:style-name="ce3">
            <text:p>0,30 €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champix</meta:initial-creator>
    <dc:creator>champix</dc:creator>
    <meta:creation-date>2015-06-05T18:19:34Z</meta:creation-date>
    <dc:date>2022-11-22T15:29:23Z</dc:date>
  </office:meta>
</office:document-meta>
</file>